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6000001A4920B7805182E0645.png" manifest:media-type="image/png"/>
  <manifest:file-entry manifest:full-path="Pictures/1000000000000246000001ED3BA1414852837A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width="15.401cm" svg:height="13.046cm" draw:z-index="0"><draw:image xlink:href="Pictures/1000000000000246000001ED3BA1414852837AB7.png" xlink:type="simple" xlink:show="embed" xlink:actuate="onLoad" loext:mime-type="image/png"/></draw:frame><draw:frame draw:style-name="fr2" draw:name="Image1" text:anchor-type="paragraph" svg:x="1.175cm" svg:y="13.414cm" svg:width="12.435cm" svg:height="11.113cm" draw:z-index="1"><draw:image xlink:href="Pictures/10000201000001D6000001A4920B7805182E06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6:56:45.323185926</meta:creation-date>
    <dc:date>2019-05-28T00:38:58.878236127</dc:date>
    <meta:editing-duration>PT1H12M5S</meta:editing-duration>
    <meta:editing-cycles>4</meta:editing-cycles>
    <meta:generator>LibreOffice/6.0.7.3$Linux_X86_64 LibreOffice_project/00m0$Build-3</meta:generator>
    <meta:print-date>2019-05-28T00:31:54.137635774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